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_20__28_user_29_">
      <style:paragraph-properties fo:text-align="justify" style:justify-single-word="false"/>
      <style:text-properties fo:font-size="12pt" style:font-size-asian="12pt" style:font-size-complex="12pt"/>
    </style:style>
    <style:style style:name="P2" style:family="paragraph" style:parent-style-name="Standard_20__28_user_29_">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_20__28_user_29_">
      <style:paragraph-properties fo:text-align="justify" style:justify-single-word="false"/>
      <style:text-properties fo:font-size="14pt" style:font-size-asian="14pt" style:font-size-complex="14pt"/>
    </style:style>
    <style:style style:name="P4" style:family="paragraph" style:parent-style-name="Standard_20__28_user_29_">
      <style:paragraph-properties fo:text-align="justify" style:justify-single-word="false"/>
      <style:text-properties fo:font-size="13pt" style:font-size-asian="13pt" style:font-size-complex="13pt"/>
    </style:style>
    <style:style style:name="P5" style:family="paragraph" style:parent-style-name="Standard_20__28_user_29_">
      <style:text-properties fo:font-size="11pt" style:font-size-asian="11pt" style:font-size-complex="11pt"/>
    </style:style>
    <style:style style:name="P6" style:family="paragraph" style:parent-style-name="Standard_20__28_user_29_">
      <style:paragraph-properties fo:text-align="justify" style:justify-single-word="false"/>
      <style:text-properties fo:font-size="11pt" style:font-size-asian="11pt" style:font-size-complex="11pt"/>
    </style:style>
    <style:style style:name="P7" style:family="paragraph" style:parent-style-name="Standard_20__28_user_29_" style:list-style-name="WWNum1">
      <style:paragraph-properties fo:text-align="justify" style:justify-single-word="false"/>
      <style:text-properties fo:font-size="11pt" style:font-size-asian="11pt" style:font-size-complex="11pt"/>
    </style:style>
    <style:style style:name="P8" style:family="paragraph" style:parent-style-name="Standard_20__28_user_29_" style:master-page-name="Standard">
      <style:paragraph-properties fo:text-align="justify" style:justify-single-word="false" style:page-number="auto"/>
      <style:text-properties fo:font-size="12pt" style:font-size-asian="12pt" style:font-size-complex="12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style:font-size-asian="18pt" style:font-size-complex="18pt"/>
    </style:style>
    <style:style style:name="T3" style:family="text">
      <style:text-properties fo:font-size="17pt" style:font-size-asian="17pt" style:font-size-complex="17pt"/>
    </style:style>
    <style:style style:name="T4" style:family="text">
      <style:text-properties fo:color="#000000" fo:font-size="17pt" style:font-size-asian="17pt" style:font-size-complex="17pt"/>
    </style:style>
    <style:style style:name="T5" style:family="text">
      <style:text-properties fo:color="#000000"/>
    </style:style>
    <style:style style:name="T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text:span text:style-name="T6">Language and Society – Assignment 2</text:span></text:p>
      <text:p text:style-name="P2"/>
      <text:p text:style-name="P4">Sayar Ghosh Roy</text:p>
      <text:p text:style-name="P1"/>
      <text:p text:style-name="P6">1.</text:p>
      <text:p text:style-name="P6"/>
      <text:p text:style-name="P6">People living in a diglossic community do not think of diglossia as a hindrance but it does induce some difficulty when one tries to promote growth of literacy or when one wishes to bridge the canyon between two sections of a speech community. An important aspect of diglossia is the fact that the two language varieties are kept pretty distant in terms of their functions and use. Consider the H, or the so-called ‘high’ variety which is mainly used for delivering sermons, speeches, broadcasting news on <text:span text:style-name="T5">national</text:span> television and for fine literature while the L that is the ‘low’ variety is mainly used in soap operas, programs on the television and radio meant to entertain the masses, communicating with workers in so called ‘low prestige’ occupations and so on. One way to think of this is that a formal research paper in a particular language will probably get published in a H variety but the paper’s presentation will be made in the L variety of a language which showcases a diglossic or triglossic property.</text:p>
      <text:p text:style-name="P6"/>
      <text:p text:style-name="P6">One thing to note here is that the L variety is the one which is naturally acquired as a first language by infants or as a second language by someone who is, let’s say, new in the region where the language is spoken and has a desire to acquire it. The H variety’s acquisition on the other hand requires formal schooling involving precisely defined grammars, dictionaries (in some cases, even prescriptive dictionaries), standardized texts and some other means by which one asserts that usage X is correct while usage Y is not. Some ‘guide-books’ do exist for the L variety but those are usually the texts which allow one to acquire language L1 given that she/he is a speaker of L2 and are practically never really considered to be <text:bookmark text:name="_GoBack"/>a definition of the grammar of the L variety but a quick reference to map commonly used concepts in L2 to that in L1.</text:p>
      <text:p text:style-name="P6"/>
      <text:p text:style-name="P6">The L variety contains words borrowed from the H variety, usually lexical words and there exists distinctly different pairs of words (doublets), in the H and L variety to map to commonly referred to real-world entities. The pronunciation of words in L might seem more ‘basic’ than those in H.</text:p>
      <text:p text:style-name="P6"/>
      <text:p text:style-name="P6">Diglossia enhances social distinctions and defines a social structure as is evident in Haiti and Greece. Traditionally, the H variety is associated with the ‘elite’ and the L with others. Any proposed change in the diglossic scenario of a language is therefore viewed as a direct threat to the existing power relationships among the social groups by those who wish the present class hierarchy to remain invariant. The associated prestige with the H variety is sometimes justified stating that the H variety is more beautiful, logical and expressive. A lot of interesting word play can go on in the H variety and as a consequence of this, it is deemed apt for literary use. The fact that some speakers of a language consider the H variety to be naturally superior is that a considerable portion of written literature is in the H variety. This literature also captures essential features about the culture, history, rituals and traditions of the speakers of the language and <text:span text:style-name="T5">is</text:span> thus often alluded to by the members of that particular speech community. The folk literature which typically exists in the L variety does not enjoy this prestige. The literature in L is usually thought of as something simplified and skeletal without the literary devices and ornamentations, one usually associates with fine pieces of literature.</text:p>
      <text:p text:style-name="P6"/>
      <text:p text:style-name="P6">According to Ferguson (1959, p. 338), diglossia is likely to come into being when:</text:p>
      <text:list xml:id="list8641669677971334954" text:style-name="WWNum1">
        <text:list-item>
          <text:p text:style-name="P7">There exists, a sizable body of literature in a language closely related to (or even identical with) the natural language of the community.</text:p>
        </text:list-item>
        <text:list-item>
          <text:p text:style-name="P7">Literacy in the community is limited to a small elite.</text:p>
        </text:list-item>
      </text:list>
      <text:p text:style-name="P6">Ferguson might have referred to formal schooling when he used the word “literacy” while putting forward his hypothesis.</text:p>
      <text:p text:style-name="P6"/>
      <text:p text:style-name="P6">Now when a move is made to reduce the gap between the elite and the rest based on use and knowledge of a particular diglossic form, a serious problem is created. A ‘double-resistance’ comes forward from both the masses and the elite. The masses see the officialization of the L variety and its use as a medium of instruction <text:soft-page-break/>for schooling limiting their access to the H variety of the language. A point to note here is that the H variety is usually thought of as a key which opens doors to new career opportunities and successful job interviews (similar to the superiority of the standard form of a language over its regional dialects).</text:p>
      <text:p text:style-name="P6"/>
      <text:p text:style-name="P6">On the other hand, the ‘elites’ already know the L variety and see absolutely no point of it being explicitly taught in school.</text:p>
      <text:p text:style-name="P6"/>
      <text:p text:style-name="P6">This exact problem was witnessed in Haiti in the 1980s with French being the H and Haitian creole being the L form.</text:p>
      <text:p text:style-name="P6"/>
      <text:p text:style-name="P6">The diglossic situation comes to an end when the L variety is gradually promoted to be used in situations which would usually require the use of an H variety. Fine literature written in L over a period of a few generations usually completely eradicates the H variety. This was the case with Bengali which once exhibited diglossia with H being the shadubhasha (saint-like language variant) and L being the chalitbhasha (language variant being used regularly) but with extensive literature in L, written by Rabindranath Tagore, Abanindranath Tagore, Satyajit Ray, etc (the list just goes on); the H variant completely vanished from the society. A similar case happened with English when Chaucer wrote literary pieces in the L form.</text:p>
      <text:p text:style-name="P6"/>
      <text:p text:style-name="P6">Now, another grave problem arises when the members of a subset of a speech community feel that they have lost their roots by losing the H form of their language. This is precisely the issue with the Greek language with their H form Katharévousa completely disappearing from the public view and the L form Dhimotiki becoming the standard form for both official and everyday usage. A section of Greek speakers attack the present form of Greek, which was once the L form, as being too impoverished and having no link with ancient Greek.</text:p>
      <text:p text:style-name="P6"/>
      <text:p text:style-name="P6">In Germany, L variety: Swiss German and H variety: Standard German mutually coexist with harmony thereby proving the point that a diglossic scenario should not be a problem unless one wishes to bring about some kind of change with respect to the usage of the H and L forms in specific scenarios.</text:p>
      <text:p text:style-name="P6"/>
      <text:p text:style-name="P6">Arabic is an interesting case with various different versions of the L variety. The Arab world would like to unify to a single L variety but this is easier said than done as every speaker believes in the superiority of her/his L form. There is, however, a consensus among Arabs that “the standard” should be a form of the H variety developed to meet modern needs with added lexical items for technical entities and be purged of regional peculiarities and foreign impurities.</text:p>
      <text:p text:style-name="P6"/>
      <text:p text:style-name="P6">Usually, a growth of literacy or a desire to soothe social barriers involves a paradigm shift in the way the speakers of a language perceive their H and L forms and this shift may not be taken positively by everyone and in some cases even shunned. Simple deeds such as translating the Holy Qur’an into one or other colloquial varieties of Arabic or the Bible into Haitian Creole or Demotic Greek faced widespread resistance. Even today, many speakers of English condemn the Holy Bible in any form other than the King James version.</text:p>
      <text:p text:style-name="P6"/>
      <text:p text:style-name="P6">Therefore, we can safely conclude that an effort to disrupt the typical relationship between the H and L forms of a language in an attempt to promote literacy and/or bridge the gap between members of different social classes may become the root cause for a genuine problem which might end up existing in the society for consecutive future generations.</text:p>
      <text:p text:style-name="P6"/>
      <text:p text:style-name="P5">2.</text:p>
      <text:p text:style-name="P5"/>
      <text:p text:style-name="P5">Languages in my repertoire: Bengali, English and Hindi.</text:p>
      <text:p text:style-name="P5"/>
      <text:p text:style-name="P5">I always converse in Bengali if the person I am speaking to, knows the language. Even if he is not fluent in it and keeps switching to English or Hindi, I continue in Bengali and it usually works. Apart from that I use English or Hindi depending on what the other person is more comfortable in. The social setting or whether the conversation is formal or informal doesn’t really matter to me. My Hindi is not that good and I keep mixing up gender markers but that doesn’t stop me.</text:p>
      <text:p text:style-name="P5"/>
      <text:p text:style-name="P5"><text:soft-page-break/>Mess/canteen: I speak to Bengali speakers in Bengali, no exceptions whatsoever. Else, I use English and if the other person is clearly more comfortable in Hindi, I switch to Hindi.</text:p>
      <text:p text:style-name="P5"/>
      <text:p text:style-name="P5">Playground: Same as the last one - Bengali with Bengali speakers, else English, switch to Hindi if and only if the other person is more comfortable in Hindi.</text:p>
      <text:p text:style-name="P5"/>
      <text:p text:style-name="P5">Classroom: Mostly English as I am surrounded by people who do not understand Bengali and are not too comfortable with Hindi. If I am with Abhigyan Ghosh or Zubair Abid or Souvik Banerjee in some tutorial or a lab session, I use Bengali.</text:p>
      <text:p text:style-name="P5"/>
      <text:p text:style-name="P5">Market Place: If it is a Market in Bengal or Orissa, I use Bengali. In some mall in Hyderabad, I use English and I sometimes switch to Hindi, if the person I am talking to doesn’t seem very comfortable with English. In local stores, I use Hindi. If the person says something in Telugu, I explain that I only understand Hindi and English.</text:p>
      <text:p text:style-name="P5"/>
      <text:p text:style-name="P5">Telephonic Conversations: With people who do not know Bengali, I use English. I switch to Hindi if they seem more comfortable communicating in Hindi. Else, I use Bengali. Almost all of my relatives know Bengali, so no issues there.</text:p>
      <text:p text:style-name="P5"/>
      <text:p text:style-name="P5"/>
      <text:p text:style-name="P5">I observed Aditya Yadavalli, 20171201.</text:p>
      <text:p text:style-name="P5"/>
      <text:p text:style-name="P5">He uses English as his primary language and very rarely does he speak in Telugu. He speaks in Telugu with only a very few people such as Nishant Sharma and Abhiram Kadiyala who are pretty proficient in Telugu. He sometimes speaks to his parents in Telugu but that is kind of erratic. He actively switches codes while in conversation with his parents. Apart from that, he uses English anywhere and everywhere in every possible situation one can imagine.</text:p>
      <text:p text:style-name="P5"/>
      <text:p text:style-name="P5">Mess/canteen: He uses English to communicate with everyone (I haven’t yet <text:span text:style-name="T5">heard</text:span> him speak to Nishant or Abhiram in the mess, but I feel he would still use English such that other people can be a part of the conversation). In the Basketball canteen, he uses Telugu with native Telugu speakers, but the conversations are mostly restricted to a few words such as “oka puff” (one puff) and so on.</text:p>
      <text:p text:style-name="P5"/>
      <text:p text:style-name="P5">Playground: During PT, he uses English unless he is with Nishant or Abhiram.</text:p>
      <text:p text:style-name="P5"/>
      <text:p text:style-name="P5">Classroom: Always English, no exceptions observed.</text:p>
      <text:p text:style-name="P5"/>
      <text:p text:style-name="P5">Market Place: It depends on what market place we are talking about. If he is in a supermarket or a mall where the shopping assistants are trained in English, he uses English. If someone initiates a conversation with him in Telugu, he continues in Telugu though.</text:p>
      <text:p text:style-name="P5"/>
      <text:p text:style-name="P5">Telephonic Conversations: With friends who do not know Telugu, he uses English. If and only if the friend knows Telugu and he knows him well enough, does he use Telugu and even then, a certain amount of code mixing is involved. With his parents, he uses English as well as Telugu. He actively switches code in such a scenario. While speaking to his grandparents, he uses Telu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Liberation Sans" fo:font-family="'Liberation Sans'" style:font-family-generic="roman" style:font-pitch="variable" fo:font-size="14pt" fo:language="en" fo:country="IN" style:font-name-asian="Noto Sans CJK SC Regular" style:font-family-asian="'Noto Sans CJK SC Regular'"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8pt" style:font-name-asian="OpenSymbol2" style:font-family-asian="OpenSymbol" style:font-family-generic-asian="system" style:font-pitch-asian="variable" style:font-size-asian="18pt"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fo:font-size="18pt" style:font-size-asian="18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8pt" style:font-size-asian="18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09:12:00</meta:creation-date>
    <meta:initial-creator>Sayar</meta:initial-creator>
    <dc:language>en-IN</dc:language>
    <dc:date>2020-06-27T19:20:50.962412884</dc:date>
    <meta:editing-cycles>7</meta:editing-cycles>
    <meta:editing-duration>PT6M16S</meta:editing-duration>
    <meta:generator>LibreOffice/5.1.6.2$Linux_X86_64 LibreOffice_project/10m0$Build-2</meta:generator>
    <meta:document-statistic meta:table-count="0" meta:image-count="0" meta:object-count="0" meta:page-count="3" meta:paragraph-count="35" meta:word-count="1914" meta:character-count="11040" meta:non-whitespace-character-count="91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